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pleSystemUIFont" svg:font-family="AppleSystemUIFont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e3af" officeooo:paragraph-rsid="0009e3af"/>
    </style:style>
    <style:style style:name="P2" style:family="paragraph" style:parent-style-name="Standard">
      <style:paragraph-properties fo:text-align="left" style:justify-single-word="false"/>
      <style:text-properties fo:font-size="18pt" style:text-underline-style="solid" style:text-underline-width="auto" style:text-underline-color="font-color" fo:font-weight="bold" officeooo:rsid="0009e3af" officeooo:paragraph-rsid="0009e3af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left" style:justify-single-word="false"/>
      <style:text-properties fo:font-size="12pt" style:text-underline-style="solid" style:text-underline-width="auto" style:text-underline-color="font-color" fo:font-weight="bold" officeooo:rsid="0009e3af" officeooo:paragraph-rsid="0009e3af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AppleSystemUIFont" fo:font-size="13pt" style:font-size-asian="13pt"/>
    </style:style>
    <style:style style:name="P5" style:family="paragraph" style:parent-style-name="Standard">
      <style:paragraph-properties fo:text-align="left" style:justify-single-word="false"/>
      <style:text-properties style:font-name="AppleSystemUIFont" fo:font-size="13pt" style:text-underline-style="solid" style:text-underline-width="auto" style:text-underline-color="font-color" fo:font-weight="bold" officeooo:rsid="0009e3af" officeooo:paragraph-rsid="0009e3af" style:font-size-asian="13pt" style:font-weight-asian="bold" style:font-size-complex="18pt" style:font-weight-complex="bold"/>
    </style:style>
    <style:style style:name="T1" style:family="text">
      <style:text-properties style:font-name="AppleSystemUIFont" fo:font-size="13pt" style:font-size-asian="13pt"/>
    </style:style>
    <style:style style:name="T2" style:family="text">
      <style:text-properties style:use-window-font-color="true" loext:opacity="0%" style:font-name="AppleSystemUIFont" fo:font-size="13pt" style:font-size-asian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3 README File</text:p>
      <text:p text:style-name="P1">Pawat Suntharanund</text:p>
      <text:p text:style-name="P1"/>
      <text:p text:style-name="P2">Proxy Server:</text:p>
      <text:p text:style-name="P3">Design:</text:p>
      <text:p text:style-name="P3"/>
      <text:p text:style-name="P3">Tradeoffs:</text:p>
      <text:p text:style-name="P3"/>
      <text:p text:style-name="P3">Flow:</text:p>
      <text:p text:style-name="P3"/>
      <text:p text:style-name="P3">Tests:</text:p>
      <text:p text:style-name="P3"/>
      <text:p text:style-name="P2">Cache Server:</text:p>
      <text:p text:style-name="P3">Design:</text:p>
      <text:p text:style-name="P3"/>
      <text:p text:style-name="P3">Tradeoffs:</text:p>
      <text:p text:style-name="P3"/>
      <text:p text:style-name="P3">Flow:</text:p>
      <text:p text:style-name="P3"/>
      <text:p text:style-name="P3">Tests:</text:p>
      <text:p text:style-name="P3"/>
      <text:p text:style-name="P2">References:</text:p>
      <text:p text:style-name="Standard" loext:marker-style-name="T1"><text:a xlink:type="simple" xlink:href="https://curl.se/libcurl/c/CURLOPT_WRITEFUNCTION.html?utm_source=chatgpt.com" text:style-name="Internet_20_link" text:visited-style-name="Visited_20_Internet_20_Link"><text:span text:style-name="T2">https://curl.se/libcurl/c/CURLOPT_WRITEFUNCTION.html</text:span></text:a></text:p>
      <text:p text:style-name="P4" loext:marker-style-name="T1"/>
      <text:p text:style-name="Standard" loext:marker-style-name="T1"><text:a xlink:type="simple" xlink:href="https://curl.se/libcurl/c/curl_easy_init.html?utm_source=chatgpt.com" text:style-name="Internet_20_link" text:visited-style-name="Visited_20_Internet_20_Link"><text:span text:style-name="T2">https://curl.se/libcurl/c/curl_easy_init.html</text:span></text:a></text:p>
      <text:p text:style-name="P4" loext:marker-style-name="T1"/>
      <text:p text:style-name="Standard" loext:marker-style-name="T1"><text:a xlink:type="simple" xlink:href="https://curl.se/libcurl/c/curl_easy_setopt.html?utm_source=chatgpt.com" text:style-name="Internet_20_link" text:visited-style-name="Visited_20_Internet_20_Link"><text:span text:style-name="T2">https://curl.se/libcurl/c/curl_easy_setopt.html</text:span></text:a></text:p>
      <text:p text:style-name="P4" loext:marker-style-name="T1"/>
      <text:p text:style-name="Standard" loext:marker-style-name="T1"><text:a xlink:type="simple" xlink:href="https://curl.se/libcurl/c/curl_easy_getinfo.html?utm_source=chatgpt.com" text:style-name="Internet_20_link" text:visited-style-name="Visited_20_Internet_20_Link"><text:span text:style-name="T2">https://curl.se/libcurl/c/curl_easy_getinfo.html</text:span></text:a></text:p>
      <text:p text:style-name="P4" loext:marker-style-name="T1"/>
      <text:p text:style-name="Standard" loext:marker-style-name="T1"><text:a xlink:type="simple" xlink:href="https://curl.se/libcurl/c/libcurl-errors.html?utm_source=chatgpt.com" text:style-name="Internet_20_link" text:visited-style-name="Visited_20_Internet_20_Link"><text:span text:style-name="T2">https://curl.se/libcurl/c/libcurl-errors.html</text:span></text:a></text:p>
      <text:p text:style-name="P4" loext:marker-style-name="T1"/>
      <text:p text:style-name="Standard" loext:marker-style-name="T1"><text:a xlink:type="simple" xlink:href="https://curl.se/libcurl/c/libcurl-easy.html?utm_source=chatgpt.com" text:style-name="Internet_20_link" text:visited-style-name="Visited_20_Internet_20_Link"><text:span text:style-name="T2">https://curl.se/libcurl/c/libcurl-easy.html</text:span></text:a></text:p>
      <text:p text:style-name="P4" loext:marker-style-name="T1"/>
      <text:p text:style-name="Standard" loext:marker-style-name="T1"><text:a xlink:type="simple" xlink:href="http://curl.se/libcurl/c/curl_easy_setopt.html" text:style-name="Internet_20_link" text:visited-style-name="Visited_20_Internet_20_Link"><text:span text:style-name="T2">http://curl.se/libcurl/c/curl_easy_setopt.html</text:span></text:a><text:span text:style-name="T2"/></text:p>
      <text:p text:style-name="P4" loext:marker-style-name="T1"/>
      <text:p text:style-name="Standard" loext:marker-style-name="T1"><text:a xlink:type="simple" xlink:href="https://curl.se/libcurl/c/" text:style-name="Internet_20_link" text:visited-style-name="Visited_20_Internet_20_Link"><text:span text:style-name="T2">https://curl.se/libcurl/c/</text:span></text:a><text:span text:style-name="T2"/></text:p>
      <text:p text:style-name="P4" loext:marker-style-name="T1"/>
      <text:p text:style-name="Standard" loext:marker-style-name="T1"><text:a xlink:type="simple" xlink:href="https://curl.se/libcurl/c/libcurl-easy.html" text:style-name="Internet_20_link" text:visited-style-name="Visited_20_Internet_20_Link"><text:span text:style-name="T2">https://curl.se/libcurl/c/libcurl-easy.html</text:span></text:a><text:span text:style-name="T2"/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pleSystemUIFont" svg:font-family="AppleSystemUIFont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5T11:49:04.274317000</meta:creation-date>
    <dc:date>2026-03-25T11:53:14.320762000</dc:date>
    <meta:editing-duration>PT3M50S</meta:editing-duration>
    <meta:editing-cycles>2</meta:editing-cycles>
    <meta:generator>LibreOffice/26.2.1.2$MacOSX_AARCH64 LibreOffice_project/8399f6259d8c87f40e7255cdb3c9b958f5e08948</meta:generator>
    <meta:document-statistic meta:table-count="0" meta:image-count="0" meta:object-count="0" meta:page-count="1" meta:paragraph-count="22" meta:word-count="27" meta:character-count="521" meta:non-whitespace-character-count="516"/>
  </office:meta>
</office:document-meta>
</file>